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null-date table:date-value="1904-01-01"/>
      </table:calculation-settings>
      <table:table table:name="1904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date" office:date-value="1904-01-02T00:00:00" table:style-name="ce2">
            <text:p>1904-01-02</text:p>
          </table:table-cell>
          <table:table-cell office:value-type="string" office:string-value="1904-01-02" table:formula="of:=TEXT([.B1];&quot;YYYY-MM-DD&quot;)" table:style-name="ce1">
            <text:p>1904-01-02</text:p>
          </table:table-cell>
          <table:table-cell office:value-type="string" office:string-value="1904-01-02" table:formula="of:=T([.C1])" table:style-name="ce1">
            <text:p>1904-01-0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1904-01-12T00:00:00" table:style-name="ce2">
            <text:p>1904-01-12</text:p>
          </table:table-cell>
          <table:table-cell office:value-type="string" office:string-value="1904-01-12" table:formula="of:=TEXT([.B2];&quot;YYYY-MM-DD&quot;)" table:style-name="ce1">
            <text:p>1904-01-12</text:p>
          </table:table-cell>
          <table:table-cell office:value-type="string" office:string-value="1904-01-12" table:formula="of:=T([.C2])" table:style-name="ce1">
            <text:p>1904-01-12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date" office:date-value="1904-04-21T00:00:00" table:style-name="ce2">
            <text:p>1904-04-21</text:p>
          </table:table-cell>
          <table:table-cell office:value-type="string" office:string-value="1904-04-21" table:formula="of:=TEXT([.B3];&quot;YYYY-MM-DD&quot;)" table:style-name="ce1">
            <text:p>1904-04-21</text:p>
          </table:table-cell>
          <table:table-cell office:value-type="string" office:string-value="1904-04-21" table:formula="of:=T([.C3])" table:style-name="ce1">
            <text:p>1904-04-21</text:p>
          </table:table-cell>
          <table:table-cell table:number-columns-repeated="16380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date" office:date-value="1907-01-16T00:00:00" table:style-name="ce2">
            <text:p>1907-01-16</text:p>
          </table:table-cell>
          <table:table-cell office:value-type="string" office:string-value="1907-01-16" table:formula="of:=TEXT([.B4];&quot;YYYY-MM-DD&quot;)" table:style-name="ce1">
            <text:p>1907-01-16</text:p>
          </table:table-cell>
          <table:table-cell office:value-type="string" office:string-value="1907-01-16" table:formula="of:=T([.C4])" table:style-name="ce1">
            <text:p>1907-01-16</text:p>
          </table:table-cell>
          <table:table-cell table:number-columns-repeated="16380"/>
        </table:table-row>
        <table:table-row table:style-name="ro1">
          <table:table-cell office:value-type="float" office:value="11111" table:style-name="ce1">
            <text:p>11111</text:p>
          </table:table-cell>
          <table:table-cell office:value-type="date" office:date-value="1934-06-03T00:00:00" table:style-name="ce2">
            <text:p>1934-06-03</text:p>
          </table:table-cell>
          <table:table-cell office:value-type="string" office:string-value="1934-06-03" table:formula="of:=TEXT([.B5];&quot;YYYY-MM-DD&quot;)" table:style-name="ce1">
            <text:p>1934-06-03</text:p>
          </table:table-cell>
          <table:table-cell office:value-type="string" office:string-value="1934-06-03" table:formula="of:=T([.C5])" table:style-name="ce1">
            <text:p>1934-06-03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20</meta:generator>
    <meta:initial-creator>Sheet</meta:initial-creator>
    <dc:creator>Sheet</dc:creator>
    <meta:creation-date>2022-06-03T00:11:34Z</meta:creation-date>
    <dc:date>2022-06-03T00:37:24Z</dc:date>
  </office:meta>
</office:document-meta>
</file>